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2.196cm" fo:min-width="6.86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4.07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2.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5.34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3.564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6.10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798cm" fo:min-width="2.8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798cm" fo:min-width="6.3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0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89cm" fo:min-width="1.78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258cm" fo:min-width="2.294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274cm" fo:min-width="6.866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798cm" fo:min-width="5.34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312cm" fo:min-width="6.358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258cm" fo:min-width="6.10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512cm" fo:min-width="0.262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66cm" fo:min-width="6.866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0pt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start"/>
      <style:text-properties fo:font-size="10pt"/>
    </style:style>
    <style:style style:name="P7" style:family="paragraph">
      <loext:graphic-properties draw:fill="none" draw:fill-color="#ffffff"/>
      <style:paragraph-properties fo:text-align="start"/>
      <style:text-properties fo:font-size="1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366cm" svg:height="12.446cm" svg:x="1.524cm" svg:y="1.2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016cm" svg:x="3.048cm" svg:y="5.334cm">
          <text:p text:style-name="P1">User Na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016cm" svg:x="3.048cm" svg:y="6.858cm">
          <text:p text:style-name="P1">Passwor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0.762cm" svg:x="4.064cm" svg:y="8.636cm">
          <text:p text:style-name="P1">Log in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048cm" svg:height="2.384cm" svg:x="5.588cm" svg:y="7.874cm">
          <draw:text-box>
            <text:p text:style-name="P2">Get registered</text:p>
            <text:p text:style-name="P2"/>
          </draw:text-box>
        </draw:frame>
        <draw:custom-shape draw:style-name="gr1" draw:text-style-name="P1" draw:layer="layout" svg:width="7.366cm" svg:height="12.446cm" svg:x="13.97cm" svg:y="1.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842cm" svg:height="1.016cm" svg:x="14.986cm" svg:y="2.54cm">
          <text:p text:style-name="P1">User Nam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842cm" svg:height="1.016cm" svg:x="14.986cm" svg:y="3.81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064cm" svg:height="1.016cm" svg:x="16.002cm" svg:y="9.652cm">
          <text:p text:style-name="P1">registere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842cm" svg:height="1.016cm" svg:x="14.986cm" svg:y="5.334cm">
          <text:p text:style-name="P1">emai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842cm" svg:height="1.016cm" svg:x="14.986cm" svg:y="6.858cm">
          <text:p text:style-name="P1">passwor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842cm" svg:height="1.016cm" svg:x="14.986cm" svg:y="8.128cm">
          <text:p text:style-name="P1">Confirm passwor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7.366cm" svg:height="12.446cm" svg:x="10.922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016cm" svg:x="12.446cm" svg:y="5.08cm">
          <text:p text:style-name="P1">R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016cm" svg:x="12.446cm" svg:y="6.604cm">
          <text:p text:style-name="P1">Purchas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0.762cm" svg:x="21.59cm" svg:y="4.318cm">
          <text:p text:style-name="P1">Log in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048cm" svg:height="2.384cm" svg:x="23.368cm" svg:y="7.014cm">
          <draw:text-box>
            <text:p text:style-name="P2">Get registered</text:p>
            <text:p text:style-name="P2"/>
          </draw:text-box>
        </draw:frame>
        <draw:custom-shape draw:style-name="gr8" draw:text-style-name="P1" draw:layer="layout" svg:width="6.604cm" svg:height="1.016cm" svg:x="11.43cm" svg:y="8.128cm">
          <text:p text:style-name="P1">Rent Tourism Venu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7.366cm" svg:height="12.446cm" svg:x="2.286cm" svg:y="1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572cm" svg:height="1.016cm" svg:x="3.556cm" svg:y="1.524cm">
          <text:p text:style-name="P5">Rent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1" draw:layer="layout" svg:width="3.302cm" svg:height="3.048cm" svg:x="2.54cm" svg:y="3.302cm">
            <text:p text:style-name="P1">Picture</text:p>
            <draw:enhanced-geometry svg:viewBox="0 0 21600 21600" draw:type="rectangle" draw:enhanced-path="M 0 0 L 21600 0 21600 21600 0 21600 0 0 Z N"/>
          </draw:custom-shape>
          <draw:frame draw:style-name="gr10" draw:text-style-name="P3" draw:layer="layout" svg:width="3.81cm" svg:height="1.039cm" svg:x="5.842cm" svg:y="3.302cm">
            <draw:text-box>
              <text:p text:style-name="P2">Name of the property</text:p>
              <text:p text:style-name="P2"/>
            </draw:text-box>
          </draw:frame>
          <draw:frame draw:style-name="gr10" draw:text-style-name="P3" draw:layer="layout" svg:width="3.81cm" svg:height="1.039cm" svg:x="5.842cm" svg:y="4.295cm">
            <draw:text-box>
              <text:p text:style-name="P2">Address</text:p>
              <text:p text:style-name="P2"/>
            </draw:text-box>
          </draw:frame>
          <draw:frame draw:style-name="gr10" draw:text-style-name="P3" draw:layer="layout" svg:width="3.81cm" svg:height="1.039cm" svg:x="5.842cm" svg:y="5.311cm">
            <draw:text-box>
              <text:p text:style-name="P2">View Details (Button)</text:p>
              <text:p text:style-name="P2"/>
            </draw:text-box>
          </draw:frame>
        </draw:g>
        <draw:g>
          <draw:custom-shape draw:style-name="gr9" draw:text-style-name="P1" draw:layer="layout" svg:width="3.302cm" svg:height="3.048cm" svg:x="2.54cm" svg:y="6.858cm">
            <text:p text:style-name="P1">Picture</text:p>
            <draw:enhanced-geometry svg:viewBox="0 0 21600 21600" draw:type="rectangle" draw:enhanced-path="M 0 0 L 21600 0 21600 21600 0 21600 0 0 Z N"/>
          </draw:custom-shape>
          <draw:frame draw:style-name="gr10" draw:text-style-name="P3" draw:layer="layout" svg:width="3.81cm" svg:height="1.039cm" svg:x="5.842cm" svg:y="6.858cm">
            <draw:text-box>
              <text:p text:style-name="P2">Name of the property</text:p>
              <text:p text:style-name="P2"/>
            </draw:text-box>
          </draw:frame>
          <draw:frame draw:style-name="gr10" draw:text-style-name="P3" draw:layer="layout" svg:width="3.81cm" svg:height="1.039cm" svg:x="5.842cm" svg:y="7.851cm">
            <draw:text-box>
              <text:p text:style-name="P2">Address</text:p>
              <text:p text:style-name="P2"/>
            </draw:text-box>
          </draw:frame>
          <draw:frame draw:style-name="gr10" draw:text-style-name="P3" draw:layer="layout" svg:width="3.81cm" svg:height="1.039cm" svg:x="5.842cm" svg:y="8.867cm">
            <draw:text-box>
              <text:p text:style-name="P2">View Details (Button)</text:p>
              <text:p text:style-name="P2"/>
            </draw:text-box>
          </draw:frame>
        </draw:g>
        <draw:custom-shape draw:style-name="gr1" draw:text-style-name="P1" draw:layer="layout" svg:width="7.366cm" svg:height="12.446cm" svg:x="12.44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572cm" svg:height="1.016cm" svg:x="13.716cm" svg:y="1.778cm">
          <text:p text:style-name="P5">Property Name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858cm" svg:height="3.048cm" svg:x="12.7cm" svg:y="3.302cm">
          <text:p text:style-name="P5">Picture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096cm" svg:height="0.785cm" svg:x="12.7cm" svg:y="8.128cm">
          <draw:text-box>
            <text:p text:style-name="P6">Land Lord’s Name</text:p>
          </draw:text-box>
        </draw:frame>
        <draw:frame draw:style-name="gr13" draw:text-style-name="P3" draw:layer="layout" svg:width="5.842cm" svg:height="0.645cm" svg:x="12.7cm" svg:y="6.581cm">
          <draw:text-box>
            <text:p text:style-name="P2">Address of the <text:s/>property</text:p>
          </draw:text-box>
        </draw:frame>
        <draw:frame draw:style-name="gr14" draw:text-style-name="P3" draw:layer="layout" svg:width="5.588cm" svg:height="0.645cm" svg:x="12.7cm" svg:y="9.652cm">
          <draw:text-box>
            <text:p text:style-name="P2">Cost per month</text:p>
          </draw:text-box>
        </draw:frame>
        <draw:frame draw:style-name="gr14" draw:text-style-name="P3" draw:layer="layout" svg:width="3.81cm" svg:height="0.645cm" svg:x="12.7cm" svg:y="7.366cm">
          <draw:text-box>
            <text:p text:style-name="P2">Type of the property</text:p>
          </draw:text-box>
        </draw:frame>
        <draw:frame draw:style-name="gr12" draw:text-style-name="P7" draw:layer="layout" svg:width="6.096cm" svg:height="0.785cm" svg:x="12.7cm" svg:y="8.867cm">
          <draw:text-box>
            <text:p text:style-name="P6">Land Lord’s Phone</text:p>
          </draw:text-box>
        </draw:frame>
        <draw:custom-shape draw:style-name="gr15" draw:text-style-name="P1" draw:layer="layout" svg:width="2.286cm" svg:height="1.039cm" svg:x="17.018cm" svg:y="8.867cm">
          <text:p text:style-name="P1">Rent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7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1" draw:layer="layout" svg:width="7.366cm" svg:height="12.446cm" svg:x="2.286cm" svg:y="1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016cm" svg:x="3.556cm" svg:y="1.524cm">
          <text:p text:style-name="P1">Purchase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1" draw:layer="layout" svg:width="3.302cm" svg:height="3.048cm" svg:x="2.54cm" svg:y="3.302cm">
            <text:p text:style-name="P1">Picture</text:p>
            <draw:enhanced-geometry svg:viewBox="0 0 21600 21600" draw:type="rectangle" draw:enhanced-path="M 0 0 L 21600 0 21600 21600 0 21600 0 0 Z N"/>
          </draw:custom-shape>
          <draw:frame draw:style-name="gr10" draw:text-style-name="P3" draw:layer="layout" svg:width="3.81cm" svg:height="1.039cm" svg:x="5.842cm" svg:y="3.302cm">
            <draw:text-box>
              <text:p text:style-name="P2">Name of the property</text:p>
              <text:p text:style-name="P2"/>
            </draw:text-box>
          </draw:frame>
          <draw:frame draw:style-name="gr10" draw:text-style-name="P3" draw:layer="layout" svg:width="3.81cm" svg:height="1.039cm" svg:x="5.842cm" svg:y="4.295cm">
            <draw:text-box>
              <text:p text:style-name="P2">Address</text:p>
              <text:p text:style-name="P2"/>
            </draw:text-box>
          </draw:frame>
          <draw:frame draw:style-name="gr10" draw:text-style-name="P3" draw:layer="layout" svg:width="3.81cm" svg:height="1.039cm" svg:x="5.842cm" svg:y="5.311cm">
            <draw:text-box>
              <text:p text:style-name="P2">View Details (Button)</text:p>
              <text:p text:style-name="P2"/>
            </draw:text-box>
          </draw:frame>
        </draw:g>
        <draw:g>
          <draw:custom-shape draw:style-name="gr9" draw:text-style-name="P1" draw:layer="layout" svg:width="3.302cm" svg:height="3.048cm" svg:x="2.54cm" svg:y="6.858cm">
            <text:p text:style-name="P1">Picture</text:p>
            <draw:enhanced-geometry svg:viewBox="0 0 21600 21600" draw:type="rectangle" draw:enhanced-path="M 0 0 L 21600 0 21600 21600 0 21600 0 0 Z N"/>
          </draw:custom-shape>
          <draw:frame draw:style-name="gr10" draw:text-style-name="P3" draw:layer="layout" svg:width="3.81cm" svg:height="1.039cm" svg:x="5.842cm" svg:y="6.858cm">
            <draw:text-box>
              <text:p text:style-name="P2">Name of the property</text:p>
              <text:p text:style-name="P2"/>
            </draw:text-box>
          </draw:frame>
          <draw:frame draw:style-name="gr10" draw:text-style-name="P3" draw:layer="layout" svg:width="3.81cm" svg:height="1.039cm" svg:x="5.842cm" svg:y="7.851cm">
            <draw:text-box>
              <text:p text:style-name="P2">Address</text:p>
              <text:p text:style-name="P2"/>
            </draw:text-box>
          </draw:frame>
          <draw:frame draw:style-name="gr10" draw:text-style-name="P3" draw:layer="layout" svg:width="3.81cm" svg:height="1.039cm" svg:x="5.842cm" svg:y="8.867cm">
            <draw:text-box>
              <text:p text:style-name="P2">View Details (Button)</text:p>
              <text:p text:style-name="P2"/>
            </draw:text-box>
          </draw:frame>
        </draw:g>
        <draw:custom-shape draw:style-name="gr1" draw:text-style-name="P1" draw:layer="layout" svg:width="7.366cm" svg:height="12.446cm" svg:x="12.44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016cm" svg:x="13.716cm" svg:y="1.778cm">
          <text:p text:style-name="P1">Property Nam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858cm" svg:height="3.048cm" svg:x="12.7cm" svg:y="3.302cm">
          <text:p text:style-name="P1">Picture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096cm" svg:height="0.785cm" svg:x="12.7cm" svg:y="8.128cm">
          <draw:text-box>
            <text:p text:style-name="P6">Land Lord’s Name</text:p>
          </draw:text-box>
        </draw:frame>
        <draw:frame draw:style-name="gr13" draw:text-style-name="P3" draw:layer="layout" svg:width="5.842cm" svg:height="0.645cm" svg:x="12.7cm" svg:y="6.581cm">
          <draw:text-box>
            <text:p text:style-name="P2">Address of the <text:s/>property</text:p>
          </draw:text-box>
        </draw:frame>
        <draw:frame draw:style-name="gr14" draw:text-style-name="P3" draw:layer="layout" svg:width="5.588cm" svg:height="0.645cm" svg:x="12.7cm" svg:y="9.144cm">
          <draw:text-box>
            <text:p text:style-name="P2">Property price</text:p>
          </draw:text-box>
        </draw:frame>
        <draw:frame draw:style-name="gr14" draw:text-style-name="P3" draw:layer="layout" svg:width="3.81cm" svg:height="0.645cm" svg:x="12.7cm" svg:y="7.366cm">
          <draw:text-box>
            <text:p text:style-name="P2">Type of the property</text:p>
          </draw:text-box>
        </draw:frame>
        <draw:frame draw:style-name="gr12" draw:text-style-name="P7" draw:layer="layout" svg:width="6.096cm" svg:height="0.785cm" svg:x="12.7cm" svg:y="8.613cm">
          <draw:text-box>
            <text:p text:style-name="P6">Seller’s phone number </text:p>
          </draw:text-box>
        </draw:frame>
        <draw:custom-shape draw:style-name="gr15" draw:text-style-name="P1" draw:layer="layout" svg:width="2.286cm" svg:height="1.039cm" svg:x="17.018cm" svg:y="8.867cm">
          <text:p text:style-name="P1">Bu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" draw:text-style-name="P1" draw:layer="layout" svg:width="7.366cm" svg:height="12.446cm" svg:x="2.286cm" svg:y="1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016cm" svg:x="3.556cm" svg:y="1.524cm">
          <text:p text:style-name="P1">Venue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1" draw:layer="layout" svg:width="3.302cm" svg:height="3.048cm" svg:x="2.54cm" svg:y="3.302cm">
            <text:p text:style-name="P1">Picture</text:p>
            <draw:enhanced-geometry svg:viewBox="0 0 21600 21600" draw:type="rectangle" draw:enhanced-path="M 0 0 L 21600 0 21600 21600 0 21600 0 0 Z N"/>
          </draw:custom-shape>
          <draw:frame draw:style-name="gr10" draw:text-style-name="P3" draw:layer="layout" svg:width="3.81cm" svg:height="1.039cm" svg:x="5.842cm" svg:y="3.302cm">
            <draw:text-box>
              <text:p text:style-name="P2">Name of the property</text:p>
              <text:p text:style-name="P2"/>
            </draw:text-box>
          </draw:frame>
          <draw:frame draw:style-name="gr10" draw:text-style-name="P3" draw:layer="layout" svg:width="3.81cm" svg:height="1.039cm" svg:x="5.842cm" svg:y="4.295cm">
            <draw:text-box>
              <text:p text:style-name="P2">Address</text:p>
              <text:p text:style-name="P2"/>
            </draw:text-box>
          </draw:frame>
          <draw:frame draw:style-name="gr10" draw:text-style-name="P3" draw:layer="layout" svg:width="3.81cm" svg:height="1.039cm" svg:x="5.842cm" svg:y="5.311cm">
            <draw:text-box>
              <text:p text:style-name="P2">View Details (Button)</text:p>
              <text:p text:style-name="P2"/>
            </draw:text-box>
          </draw:frame>
        </draw:g>
        <draw:g>
          <draw:custom-shape draw:style-name="gr9" draw:text-style-name="P1" draw:layer="layout" svg:width="3.302cm" svg:height="3.048cm" svg:x="2.54cm" svg:y="6.858cm">
            <text:p text:style-name="P1">Picture</text:p>
            <draw:enhanced-geometry svg:viewBox="0 0 21600 21600" draw:type="rectangle" draw:enhanced-path="M 0 0 L 21600 0 21600 21600 0 21600 0 0 Z N"/>
          </draw:custom-shape>
          <draw:frame draw:style-name="gr10" draw:text-style-name="P3" draw:layer="layout" svg:width="3.81cm" svg:height="1.039cm" svg:x="5.842cm" svg:y="6.858cm">
            <draw:text-box>
              <text:p text:style-name="P2">Name of the property</text:p>
              <text:p text:style-name="P2"/>
            </draw:text-box>
          </draw:frame>
          <draw:frame draw:style-name="gr10" draw:text-style-name="P3" draw:layer="layout" svg:width="3.81cm" svg:height="1.039cm" svg:x="5.842cm" svg:y="7.851cm">
            <draw:text-box>
              <text:p text:style-name="P2">Address</text:p>
              <text:p text:style-name="P2"/>
            </draw:text-box>
          </draw:frame>
          <draw:frame draw:style-name="gr10" draw:text-style-name="P3" draw:layer="layout" svg:width="3.81cm" svg:height="1.039cm" svg:x="5.842cm" svg:y="8.867cm">
            <draw:text-box>
              <text:p text:style-name="P2">View Details (Button)</text:p>
              <text:p text:style-name="P2"/>
            </draw:text-box>
          </draw:frame>
        </draw:g>
        <draw:custom-shape draw:style-name="gr1" draw:text-style-name="P1" draw:layer="layout" svg:width="7.366cm" svg:height="12.446cm" svg:x="12.44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016cm" svg:x="13.716cm" svg:y="1.778cm">
          <text:p text:style-name="P1">Venue Nam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858cm" svg:height="3.048cm" svg:x="12.7cm" svg:y="3.302cm">
          <text:p text:style-name="P1">Picture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096cm" svg:height="0.785cm" svg:x="12.7cm" svg:y="8.128cm">
          <draw:text-box>
            <text:p text:style-name="P6">Land Lord’s Name</text:p>
          </draw:text-box>
        </draw:frame>
        <draw:frame draw:style-name="gr13" draw:text-style-name="P3" draw:layer="layout" svg:width="5.842cm" svg:height="0.645cm" svg:x="12.7cm" svg:y="6.581cm">
          <draw:text-box>
            <text:p text:style-name="P2">Address of the <text:s/>property</text:p>
          </draw:text-box>
        </draw:frame>
        <draw:frame draw:style-name="gr14" draw:text-style-name="P3" draw:layer="layout" svg:width="5.588cm" svg:height="0.645cm" svg:x="12.7cm" svg:y="9.261cm">
          <draw:text-box>
            <text:p text:style-name="P2">Per day</text:p>
          </draw:text-box>
        </draw:frame>
        <draw:frame draw:style-name="gr14" draw:text-style-name="P3" draw:layer="layout" svg:width="3.81cm" svg:height="0.645cm" svg:x="12.7cm" svg:y="7.366cm">
          <draw:text-box>
            <text:p text:style-name="P2">Type of the property</text:p>
          </draw:text-box>
        </draw:frame>
        <draw:frame draw:style-name="gr12" draw:text-style-name="P7" draw:layer="layout" svg:width="6.096cm" svg:height="0.785cm" svg:x="12.7cm" svg:y="8.613cm">
          <draw:text-box>
            <text:p text:style-name="P6">Seller’s phone number </text:p>
          </draw:text-box>
        </draw:frame>
        <draw:custom-shape draw:style-name="gr15" draw:text-style-name="P1" draw:layer="layout" svg:width="2.286cm" svg:height="1.039cm" svg:x="17.018cm" svg:y="8.867cm">
          <text:p text:style-name="P1">Boo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" draw:text-style-name="P1" draw:layer="layout" svg:width="7.366cm" svg:height="12.446cm" svg:x="2.286cm" svg:y="1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016cm" svg:x="3.556cm" svg:y="1.524cm">
          <text:p text:style-name="P1">Booking Detail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302cm" svg:height="3.048cm" svg:x="2.54cm" svg:y="3.302cm">
          <text:p text:style-name="P1">Picture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81cm" svg:height="1.039cm" svg:x="5.842cm" svg:y="3.302cm">
          <draw:text-box>
            <text:p text:style-name="P2">Name of the property</text:p>
            <text:p text:style-name="P2"/>
          </draw:text-box>
        </draw:frame>
        <draw:frame draw:style-name="gr10" draw:text-style-name="P3" draw:layer="layout" svg:width="3.81cm" svg:height="1.039cm" svg:x="5.842cm" svg:y="4.295cm">
          <draw:text-box>
            <text:p text:style-name="P2">Address</text:p>
            <text:p text:style-name="P2"/>
          </draw:text-box>
        </draw:frame>
        <draw:frame draw:style-name="gr10" draw:text-style-name="P3" draw:layer="layout" svg:width="3.81cm" svg:height="1.039cm" svg:x="5.842cm" svg:y="5.057cm">
          <draw:text-box>
            <text:p text:style-name="P2">Type</text:p>
            <text:p text:style-name="P2"/>
          </draw:text-box>
        </draw:frame>
        <draw:g>
          <draw:custom-shape draw:style-name="gr9" draw:text-style-name="P1" draw:layer="layout" svg:width="3.302cm" svg:height="3.048cm" svg:x="2.54cm" svg:y="6.858cm">
            <text:p text:style-name="P1">Picture</text:p>
            <draw:enhanced-geometry svg:viewBox="0 0 21600 21600" draw:type="rectangle" draw:enhanced-path="M 0 0 L 21600 0 21600 21600 0 21600 0 0 Z N"/>
          </draw:custom-shape>
          <draw:frame draw:style-name="gr10" draw:text-style-name="P3" draw:layer="layout" svg:width="3.81cm" svg:height="1.039cm" svg:x="5.842cm" svg:y="6.858cm">
            <draw:text-box>
              <text:p text:style-name="P2">Name of the property</text:p>
              <text:p text:style-name="P2"/>
            </draw:text-box>
          </draw:frame>
          <draw:frame draw:style-name="gr10" draw:text-style-name="P3" draw:layer="layout" svg:width="3.81cm" svg:height="1.039cm" svg:x="5.842cm" svg:y="7.851cm">
            <draw:text-box>
              <text:p text:style-name="P2">Address</text:p>
              <text:p text:style-name="P2"/>
            </draw:text-box>
          </draw:frame>
          <draw:frame draw:style-name="gr10" draw:text-style-name="P3" draw:layer="layout" svg:width="3.81cm" svg:height="1.039cm" svg:x="5.842cm" svg:y="8.867cm">
            <draw:text-box>
              <text:p text:style-name="P2">View Details (Button)</text:p>
              <text:p text:style-name="P2"/>
            </draw:text-box>
          </draw:frame>
        </draw:g>
        <draw:frame draw:style-name="gr10" draw:text-style-name="P3" draw:layer="layout" svg:width="3.81cm" svg:height="1.039cm" svg:x="5.842cm" svg:y="5.588cm">
          <draw:text-box>
            <text:p text:style-name="P2">Date Range</text:p>
            <text:p text:style-name="P2"/>
          </draw:text-box>
        </draw:frame>
        <presentation:notes draw:style-name="dp1">
          <draw:page-thumbnail draw:style-name="gr7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" draw:text-style-name="P1" draw:layer="layout" svg:width="7.366cm" svg:height="12.446cm" svg:x="12.446cm" svg:y="1.27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5.588cm" svg:height="1.039cm" svg:x="13.462cm" svg:y="5.842cm">
          <draw:text-box>
            <text:p text:style-name="P6">Your property has been booked</text:p>
            <text:p text:style-name="P6"/>
          </draw:text-box>
        </draw:frame>
        <draw:custom-shape draw:style-name="gr15" draw:text-style-name="P1" draw:layer="layout" svg:width="2.286cm" svg:height="1.039cm" svg:x="15.24cm" svg:y="7.089cm">
          <text:p text:style-name="P1">Retur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1" draw:text-style-name="P1" draw:layer="layout" svg:width="7.366cm" svg:height="12.446cm" svg:x="2.54cm" svg:y="1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302cm" svg:height="3.048cm" svg:x="2.54cm" svg:y="3.81cm">
          <text:p text:style-name="P1">Picture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81cm" svg:height="1.039cm" svg:x="5.842cm" svg:y="3.81cm">
          <draw:text-box>
            <text:p text:style-name="P2">Name of the property</text:p>
            <text:p text:style-name="P2"/>
          </draw:text-box>
        </draw:frame>
        <draw:frame draw:style-name="gr10" draw:text-style-name="P3" draw:layer="layout" svg:width="3.81cm" svg:height="1.039cm" svg:x="5.842cm" svg:y="4.803cm">
          <draw:text-box>
            <text:p text:style-name="P2">Address</text:p>
            <text:p text:style-name="P2"/>
          </draw:text-box>
        </draw:frame>
        <draw:frame draw:style-name="gr10" draw:text-style-name="P3" draw:layer="layout" svg:width="3.81cm" svg:height="1.039cm" svg:x="5.842cm" svg:y="5.819cm">
          <draw:text-box>
            <text:p text:style-name="P2"/>
            <text:p text:style-name="P2"/>
          </draw:text-box>
        </draw:frame>
        <draw:custom-shape draw:style-name="gr9" draw:text-style-name="P1" draw:layer="layout" svg:width="3.302cm" svg:height="3.048cm" svg:x="2.54cm" svg:y="7.366cm">
          <text:p text:style-name="P1">Picture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81cm" svg:height="1.039cm" svg:x="5.842cm" svg:y="7.366cm">
          <draw:text-box>
            <text:p text:style-name="P2">Name of the property</text:p>
            <text:p text:style-name="P2"/>
          </draw:text-box>
        </draw:frame>
        <draw:frame draw:style-name="gr10" draw:text-style-name="P3" draw:layer="layout" svg:width="3.81cm" svg:height="1.039cm" svg:x="5.842cm" svg:y="8.359cm">
          <draw:text-box>
            <text:p text:style-name="P2">Address</text:p>
            <text:p text:style-name="P2"/>
          </draw:text-box>
        </draw:frame>
        <draw:frame draw:style-name="gr10" draw:text-style-name="P3" draw:layer="layout" svg:width="3.81cm" svg:height="1.039cm" svg:x="5.842cm" svg:y="9.375cm">
          <draw:text-box>
            <text:p text:style-name="P2"/>
            <text:p text:style-name="P2"/>
          </draw:text-box>
        </draw:frame>
        <draw:custom-shape draw:style-name="gr2" draw:text-style-name="P5" draw:layer="layout" svg:width="4.572cm" svg:height="1.016cm" svg:x="4.064cm" svg:y="1.524cm">
          <text:p text:style-name="P5">Admin Menu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794cm" svg:height="0.508cm" svg:x="6.858cm" svg:y="6.35cm">
          <text:p text:style-name="P1">Edi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794cm" svg:height="0.508cm" svg:x="6.604cm" svg:y="9.906cm">
          <text:p text:style-name="P1">Edit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81cm" svg:height="1.039cm" svg:x="5.842cm" svg:y="5.588cm">
          <draw:text-box>
            <text:p text:style-name="P2">Type of the property</text:p>
            <text:p text:style-name="P2"/>
          </draw:text-box>
        </draw:frame>
        <draw:frame draw:style-name="gr10" draw:text-style-name="P3" draw:layer="layout" svg:width="3.81cm" svg:height="1.039cm" svg:x="5.842cm" svg:y="9.144cm">
          <draw:text-box>
            <text:p text:style-name="P2">Type of the property</text:p>
            <text:p text:style-name="P2"/>
          </draw:text-box>
        </draw:frame>
        <draw:custom-shape draw:style-name="gr17" draw:text-style-name="P1" draw:layer="layout" svg:width="7.366cm" svg:height="1.524cm" svg:x="2.54cm" svg:y="12.192cm">
          <text:p text:style-name="P1">Add new Property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66cm" svg:height="12.446cm" svg:x="11.938cm" svg:y="1.2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842cm" svg:height="3.048cm" svg:x="11.938cm" svg:y="5.842cm">
          <text:p text:style-name="P1">List 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6.858cm" svg:height="0.562cm" svg:x="12.192cm" svg:y="9.09cm">
          <text:p text:style-name="P9"><text:span text:style-name="T1">A</text:span><text:span text:style-name="T1">d</text:span><text:span text:style-name="T1">d</text:span><text:span text:style-name="T1">r</text:span><text:span text:style-name="T1">e</text:span><text:span text:style-name="T1">s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572cm" svg:height="1.016cm" svg:x="13.462cm" svg:y="1.524cm">
          <text:p text:style-name="P5">Admin Menu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6.604cm" svg:height="0.508cm" svg:x="12.192cm" svg:y="2.794cm">
          <text:p text:style-name="P10"><text:span text:style-name="T2">Property Name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762cm" svg:height="0.762cm" svg:x="18.034cm" svg:y="4.572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7.366cm" svg:height="1.016cm" svg:x="11.938cm" svg:y="12.7cm">
          <text:p text:style-name="P1">Save/Ed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842cm" svg:height="1.016cm" svg:x="11.938cm" svg:y="4.572cm">
          <text:p text:style-name="P1">url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6.858cm" svg:height="0.562cm" svg:x="12.192cm" svg:y="9.906cm">
          <text:p text:style-name="P9"><text:span text:style-name="T1">Contact Pers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6.858cm" svg:height="0.562cm" svg:x="12.192cm" svg:y="10.868cm">
          <text:p text:style-name="P9"><text:span text:style-name="T1">Contact person’s phone no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6.604cm" svg:height="0.508cm" svg:x="12.192cm" svg:y="3.556cm">
          <text:p text:style-name="P10"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6.858cm" svg:height="0.562cm" svg:x="12.192cm" svg:y="11.63cm">
          <text:p text:style-name="P9"><text:span text:style-name="T1">co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20:48:02.999426722</meta:creation-date>
    <dc:date>2021-02-27T12:50:17.050873389</dc:date>
    <meta:editing-duration>PT15H29M11S</meta:editing-duration>
    <meta:editing-cycles>1</meta:editing-cycles>
    <meta:document-statistic meta:object-count="160"/>
    <meta:generator>LibreOffice/6.4.6.2$Linux_X86_64 LibreOffice_project/40$Build-2</meta:generator>
  </office:meta>
</office:document-meta>
</file>